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76fb" officeooo:paragraph-rsid="000a7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2:12:31.783857810</meta:creation-date>
    <dc:date>2015-06-05T16:25:05.545872981</dc:date>
    <meta:editing-duration>PT3M38S</meta:editing-duration>
    <meta:editing-cycles>5</meta:editing-cycles>
    <meta:generator>LibreOfficeDev/5.1.0.0.alpha1$Linux_X86_64 LibreOffice_project/53d81b45bcd5ade55f31c180cb78e3ebbfb307e0</meta:generator>
    <dc:creator>Miklos Vajna</dc:cre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calc-data-source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